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4mm"/>
    </style:style>
    <style:style style:name="co2" style:family="table-column">
      <style:table-column-properties fo:break-before="auto" style:column-width="118.53mm"/>
    </style:style>
    <style:style style:name="co3" style:family="table-column">
      <style:table-column-properties fo:break-before="auto" style:column-width="17.3mm"/>
    </style:style>
    <style:style style:name="co4" style:family="table-column">
      <style:table-column-properties fo:break-before="auto" style:column-width="23.42mm"/>
    </style:style>
    <style:style style:name="co5" style:family="table-column">
      <style:table-column-properties fo:break-before="auto" style:column-width="1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99pt solid #000000"/>
    </style:style>
    <style:style style:name="ce2" style:family="table-cell" style:parent-style-name="Default" style:data-style-name="N10108"/>
    <style:style style:name="ce6" style:family="table-cell" style:parent-style-name="Default" style:data-style-name="N10108">
      <style:table-cell-properties fo:border-bottom="1.05pt double #000000" style:border-line-width-bottom="0.12mm 0.12mm 0.12mm" fo:border-left="none" fo:border-right="none" fo:border-top="1.05pt double #000000" style:border-line-width-top="0.12mm 0.12mm 0.12mm"/>
    </style:style>
    <style:style style:name="ce3" style:family="table-cell" style:parent-style-name="Default" style:data-style-name="N10108">
      <style:table-cell-properties fo:border-bottom="none" fo:border-left="none" fo:border-right="none" fo:border-top="0.99pt solid #000000"/>
    </style:style>
    <style:style style:name="ce8" style:family="table-cell" style:parent-style-name="Default" style:data-style-name="N10108">
      <style:table-cell-properties fo:border-bottom="1.05pt double #000000" style:border-line-width-bottom="0.12mm 0.12mm 0.12mm" fo:border-left="none" fo:border-right="none" fo:border-top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5" table:default-cell-style-name="ce2"/>
        <table:table-column table:style-name="co6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Basis</text:p>
          </table:table-cell>
          <table:table-cell table:style-name="Default" office:value-type="string" calcext:value-type="string">
            <text:p>ext. Antenne</text:p>
          </table:table-cell>
          <table:table-cell table:style-name="Default" office:value-type="string" calcext:value-type="string">
            <text:p>WLAN</text:p>
          </table:table-cell>
          <table:table-cell table:style-name="Default" office:value-type="string" calcext:value-type="string">
            <text:p>PoE</text:p>
          </table:table-cell>
          <table:table-cell table:style-name="Default" office:value-type="string" calcext:value-type="string">
            <text:p>Powerlin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P67 RJ45 8p8c Einbaubuchse, Amphenol RCP-5SPFFP-SCM7B10</text:p>
          </table:table-cell>
          <table:table-cell table:number-columns-repeated="3"/>
          <table:table-cell table:number-columns-repeated="2" office:value-type="currency" office:currency="EUR" office:value="10.2" calcext:value-type="currency">
            <text:p>10,20 €</text:p>
          </table:table-cell>
          <table:table-cell office:value-type="string" calcext:value-type="string">
            <text:p>https://www.tme.eu/de/details/rcp-5spffp-scm7b10/rj-steckverbinder/amphenol/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P67 RJ45 Steckverbinder, Amphenol RCP-00BMMS-SLM7001</text:p>
          </table:table-cell>
          <table:table-cell table:number-columns-repeated="3"/>
          <table:table-cell table:formula="of:=3.82*1.19" office:value-type="currency" office:currency="EUR" office:value="4.5458" calcext:value-type="currency">
            <text:p>4,55 €</text:p>
          </table:table-cell>
          <table:table-cell table:formula="of:=3.82*1.19" office:value-type="currency" office:currency="EUR" office:value="4.5458" calcext:value-type="currency">
            <text:p>4,55 €</text:p>
          </table:table-cell>
          <table:table-cell office:value-type="string" calcext:value-type="string">
            <text:p>https://www.tme.eu/de/details/rcp-00bmms-slm7001/rj-steckverbinder/amphenol/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P68 Stecker, weiblich, 2 Pin, Weipu SP1310/S2I </text:p>
          </table:table-cell>
          <table:table-cell table:number-columns-repeated="2"/>
          <table:table-cell table:formula="of:=3.39*1.19" office:value-type="currency" office:currency="EUR" office:value="4.0341" calcext:value-type="currency">
            <text:p>4,03 €</text:p>
          </table:table-cell>
          <table:table-cell/>
          <table:table-cell table:formula="of:=3.39*1.19" office:value-type="currency" office:currency="EUR" office:value="4.0341" calcext:value-type="currency">
            <text:p>4,03 €</text:p>
          </table:table-cell>
          <table:table-cell office:value-type="string" calcext:value-type="string">
            <text:p>https://www.tme.eu/de/details/sp1310_s2/weipu-steckverbinder/weipu/sp1310-s2i/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P68 Einbaubuchse, 2 Pin, Weipu SP1312/P2</text:p>
          </table:table-cell>
          <table:table-cell table:number-columns-repeated="2"/>
          <table:table-cell table:formula="of:=3.36*1.19" office:value-type="currency" office:currency="EUR" office:value="3.9984" calcext:value-type="currency">
            <text:p>4,00 €</text:p>
          </table:table-cell>
          <table:table-cell/>
          <table:table-cell table:formula="of:=3.36*1.19" office:value-type="currency" office:currency="EUR" office:value="3.9984" calcext:value-type="currency">
            <text:p>4,00 €</text:p>
          </table:table-cell>
          <table:table-cell office:value-type="string" calcext:value-type="string">
            <text:p>https://www.tme.eu/de/details/sp1312_p2/weipu-steckverbinder/weipu/sp1312-p2/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P65 Gehäuse, ca. 120x170x80mm, Gainta G340MF</text:p>
          </table:table-cell>
          <table:table-cell table:formula="of:=6.86*1.19" office:value-type="currency" office:currency="EUR" office:value="8.1634" calcext:value-type="currency">
            <text:p>8,16 €</text:p>
          </table:table-cell>
          <table:table-cell table:number-columns-repeated="4"/>
          <table:table-cell office:value-type="string" calcext:value-type="string">
            <text:p>https://www.tme.eu/de/details/g340mf/universal-gehause/gainta/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B-Steckernetzteil 5V/2,5A</text:p>
          </table:table-cell>
          <table:table-cell table:number-columns-repeated="2"/>
          <table:table-cell office:value-type="currency" office:currency="EUR" office:value="11" calcext:value-type="currency">
            <text:p>11,00 €</text:p>
          </table:table-cell>
          <table:table-cell/>
          <table:table-cell office:value-type="currency" office:currency="EUR" office:value="11" calcext:value-type="currency">
            <text:p>11,00 €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tzwerk Überspannungsschutz</text:p>
          </table:table-cell>
          <table:table-cell table:number-columns-repeated="3"/>
          <table:table-cell table:number-columns-repeated="2" office:value-type="currency" office:currency="EUR" office:value="18" calcext:value-type="currency">
            <text:p>18,00 €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Überspannungsschutzadapter</text:p>
          </table:table-cell>
          <table:table-cell table:number-columns-repeated="2"/>
          <table:table-cell office:value-type="currency" office:currency="EUR" office:value="9" calcext:value-type="currency">
            <text:p>9,00 €</text:p>
          </table:table-cell>
          <table:table-cell/>
          <table:table-cell office:value-type="currency" office:currency="EUR" office:value="9" calcext:value-type="currency">
            <text:p>9,00 €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spberry Pi 2 oder 3 mit 8GB Speicherkarte</text:p>
          </table:table-cell>
          <table:table-cell office:value-type="currency" office:currency="EUR" office:value="35" calcext:value-type="currency">
            <text:p>35,00 €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K831 868MHz</text:p>
          </table:table-cell>
          <table:table-cell table:formula="of:=127*1.19+127*0.03" office:value-type="currency" office:currency="EUR" office:value="154.94" calcext:value-type="currency">
            <text:p>154,94 €</text:p>
          </table:table-cell>
          <table:table-cell table:number-columns-repeated="4"/>
          <table:table-cell office:value-type="string" calcext:value-type="string">
            <text:p>https://www.aliexpress.com/wholesale?catId=0&amp;initiative_id=SB_20190408023918&amp;SearchText=rak8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latinen o. ä. zur Montage ca. 160x100mm</text:p>
          </table:table-cell>
          <table:table-cell office:value-type="currency" office:currency="EUR" office:value="4" calcext:value-type="currency">
            <text:p>4,00 €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wer over Ethernet (POE+) Splitter, Intellinet 560443</text:p>
          </table:table-cell>
          <table:table-cell table:number-columns-repeated="3"/>
          <table:table-cell office:value-type="currency" office:currency="EUR" office:value="46" calcext:value-type="currency">
            <text:p>46,00 €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wer over Ethernet (POE) HighPower Injektor, Intellinet 561037</text:p>
          </table:table-cell>
          <table:table-cell table:number-columns-repeated="3"/>
          <table:table-cell office:value-type="currency" office:currency="EUR" office:value="27" calcext:value-type="currency">
            <text:p>27,00 €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werline-Set</text:p>
          </table:table-cell>
          <table:table-cell table:number-columns-repeated="4"/>
          <table:table-cell office:value-type="currency" office:currency="EUR" office:value="65" calcext:value-type="currency">
            <text:p>65,00 €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-Einbaubuchse, Flanschmontage</text:p>
          </table:table-cell>
          <table:table-cell table:style-name="Default"/>
          <table:table-cell office:value-type="currency" office:currency="EUR" office:value="1.4" calcext:value-type="currency">
            <text:p>1,40 €</text:p>
          </table:table-cell>
          <table:table-cell table:number-columns-repeated="3"/>
          <table:table-cell office:value-type="string" calcext:value-type="string">
            <text:p>https://www.reichelt.de/n-einbaubuchse-flanschmontage-50-ohm-ug-58-p22032.html?&amp;trstct=pol_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tdoor Antenne 868MHz, 3-6dBi, Delock 89583, DS0868-4001NM</text:p>
          </table:table-cell>
          <table:table-cell table:style-name="Default"/>
          <table:table-cell office:value-type="currency" office:currency="EUR" office:value="33" calcext:value-type="currency">
            <text:p>33,00 €</text:p>
          </table:table-cell>
          <table:table-cell table:number-columns-repeated="3"/>
          <table:table-cell office:value-type="string" calcext:value-type="string">
            <text:p>https://www.aliexpress.com/item/Glass-Fiber-Antenna-Gain-6dbi-Transmission-range-is-further-LoRa-Gateway-Antenna-with-433-470-868/32852314761.html?spm=2114.search0604.8.4.36522672d2zQje&amp;transAbTest=ae803_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hlstecker, passend zur Spannungsquelle (5,5/2,5mm)</text:p>
          </table:table-cell>
          <table:table-cell table:number-columns-repeated="3"/>
          <table:table-cell office:value-type="currency" office:currency="EUR" office:value="0.2" calcext:value-type="currency">
            <text:p>0,20 €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tchkabel Cat5, 15cm</text:p>
          </table:table-cell>
          <table:table-cell table:number-columns-repeated="3"/>
          <table:table-cell office:value-type="currency" office:currency="EUR" office:value="1" calcext:value-type="currency">
            <text:p>1,00 €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cro-USB-Kabel</text:p>
          </table:table-cell>
          <table:table-cell table:number-columns-repeated="3"/>
          <table:table-cell office:value-type="currency" office:currency="EUR" office:value="1" calcext:value-type="currency">
            <text:p>1,00 €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umper-Kabel, Montagematerial, Silikon</text:p>
          </table:table-cell>
          <table:table-cell office:value-type="currency" office:currency="EUR" office:value="7" calcext:value-type="currency">
            <text:p>7,00 €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stallationskabel je nach Bedarf und Konfiguration</text:p>
          </table:table-cell>
          <table:table-cell table:number-columns-repeated="6"/>
        </table:table-row>
        <table:table-row table:style-name="ro1">
          <table:table-cell table:style-name="ce1" table:number-columns-repeated="2"/>
          <table:table-cell table:style-name="ce6" table:formula="of:=SUM([.C2:.C21])" office:value-type="currency" office:currency="EUR" office:value="209.1034" calcext:value-type="currency">
            <text:p>209,10 €</text:p>
          </table:table-cell>
          <table:table-cell table:style-name="ce3" table:formula="of:=SUM([.D2:.D21])" office:value-type="currency" office:currency="EUR" office:value="34.4" calcext:value-type="currency">
            <text:p>34,40 €</text:p>
          </table:table-cell>
          <table:table-cell table:style-name="ce3" table:formula="of:=SUM([.E2:.E21])" office:value-type="currency" office:currency="EUR" office:value="28.0325" calcext:value-type="currency">
            <text:p>28,03 €</text:p>
          </table:table-cell>
          <table:table-cell table:style-name="ce3" table:formula="of:=SUM([.F2:.F21])" office:value-type="currency" office:currency="EUR" office:value="107.9458" calcext:value-type="currency">
            <text:p>107,95 €</text:p>
          </table:table-cell>
          <table:table-cell table:style-name="ce3" table:formula="of:=SUM([.G2:.G21])" office:value-type="currency" office:currency="EUR" office:value="125.7783" calcext:value-type="currency">
            <text:p>125,78 €</text:p>
          </table:table-cell>
          <table:table-cell/>
        </table:table-row>
        <table:table-row table:style-name="ro1">
          <table:table-cell table:number-columns-repeated="4"/>
          <table:table-cell table:style-name="ce8" table:formula="of:=[.$C$23]+[.E23]+[.$D$23]" office:value-type="currency" office:currency="EUR" office:value="271.5359" calcext:value-type="currency">
            <text:p>271,54 €</text:p>
          </table:table-cell>
          <table:table-cell table:style-name="ce8" table:formula="of:=[.$C$23]+[.F23]+[.$D$23]" office:value-type="currency" office:currency="EUR" office:value="351.4492" calcext:value-type="currency">
            <text:p>351,45 €</text:p>
          </table:table-cell>
          <table:table-cell table:style-name="ce8" table:formula="of:=[.$C$23]+[.G23]+[.$D$23]" office:value-type="currency" office:currency="EUR" office:value="369.2817" calcext:value-type="currency">
            <text:p>369,28 €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0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1">00.00.0000</text:date>, <text:time style:data-style-name="N2" text:time-value="12:35:49.647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8T11:31:20.465000000</meta:creation-date>
    <dc:date>2019-04-11T13:05:57.978000000</dc:date>
    <meta:editing-duration>PT9H30M58S</meta:editing-duration>
    <meta:editing-cycles>7</meta:editing-cycles>
    <meta:generator>LibreOffice/6.1.0.3$Windows_X86_64 LibreOffice_project/efb621ed25068d70781dc026f7e9c5187a4decd1</meta:generator>
    <meta:document-statistic meta:table-count="1" meta:cell-count="88" meta:object-count="0"/>
  </office:meta>
</office:document-meta>
</file>